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UENTES ALVAREZ, CHRISTIAN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UENTES ALVAREZ, CHRISTIAN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6217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ILLEGAS DIAZ, DIANA ELEA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57381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8:46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